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URVIVAL</text:p>
          </table:table-cell>
          <table:table-cell office:value-type="string" calcext:value-type="string">
            <text:p>CENSORED</text:p>
          </table:table-cell>
        </table:table-row>
        <table:table-row table:style-name="ro1">
          <table:table-cell office:value-type="float" office:value="3.066666667" calcext:value-type="float">
            <text:p>3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6666667" calcext:value-type="float">
            <text:p>40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3333333" calcext:value-type="float">
            <text:p>28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3333333" calcext:value-type="float">
            <text:p>3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7705" calcext:value-type="float">
            <text:p>16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56666667" calcext:value-type="float">
            <text:p>50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5082" calcext:value-type="float">
            <text:p>0.2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666667" calcext:value-type="float">
            <text:p>12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377" calcext:value-type="float">
            <text:p>8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7213" calcext:value-type="float">
            <text:p>7.4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3333333" calcext:value-type="float">
            <text:p>24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3333333" calcext:value-type="float">
            <text:p>1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333333" calcext:value-type="float">
            <text:p>16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66666667" calcext:value-type="float">
            <text:p>41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2131" calcext:value-type="float">
            <text:p>0.6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377" calcext:value-type="float">
            <text:p>2.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6721" calcext:value-type="float">
            <text:p>10.6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6666667" calcext:value-type="float">
            <text:p>5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666667" calcext:value-type="float">
            <text:p>22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666667" calcext:value-type="float">
            <text:p>22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6666667" calcext:value-type="float">
            <text:p>28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666667" calcext:value-type="float">
            <text:p>15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6666667" calcext:value-type="float">
            <text:p>6.3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16666667" calcext:value-type="float">
            <text:p>49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93333333" calcext:value-type="float">
            <text:p>31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1639" calcext:value-type="float">
            <text:p>11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6666667" calcext:value-type="float">
            <text:p>2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3333333" calcext:value-type="float">
            <text:p>5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6666667" calcext:value-type="float">
            <text:p>27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3333333" calcext:value-type="float">
            <text:p>10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36666667" calcext:value-type="float">
            <text:p>69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3333333" calcext:value-type="float">
            <text:p>41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3333333" calcext:value-type="float">
            <text:p>25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33333333" calcext:value-type="float">
            <text:p>1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66666667" calcext:value-type="float">
            <text:p>9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3333333" calcext:value-type="float">
            <text:p>73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3333333" calcext:value-type="float">
            <text:p>19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6666667" calcext:value-type="float">
            <text:p>3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3333333" calcext:value-type="float">
            <text:p>8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6666667" calcext:value-type="float">
            <text:p>32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5082" calcext:value-type="float">
            <text:p>1.2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333333" calcext:value-type="float">
            <text:p>12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3333333" calcext:value-type="float">
            <text:p>29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3333333" calcext:value-type="float">
            <text:p>0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666667" calcext:value-type="float">
            <text:p>14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9836" calcext:value-type="float">
            <text:p>5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6666667" calcext:value-type="float">
            <text:p>9.4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70492" calcext:value-type="float">
            <text:p>3.2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19672" calcext:value-type="float">
            <text:p>40.3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06666667" calcext:value-type="float">
            <text:p>47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666667" calcext:value-type="float">
            <text:p>13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3333333" calcext:value-type="float">
            <text:p>8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6666667" calcext:value-type="float">
            <text:p>35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63333333" calcext:value-type="float">
            <text:p>44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3333333" calcext:value-type="float">
            <text:p>3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6666667" calcext:value-type="float">
            <text:p>46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93333333" calcext:value-type="float">
            <text:p>42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3333333" calcext:value-type="float">
            <text:p>27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3333333" calcext:value-type="float">
            <text:p>2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2131" calcext:value-type="float">
            <text:p>10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33333333" calcext:value-type="float">
            <text:p>4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333333" calcext:value-type="float">
            <text:p>20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666667" calcext:value-type="float">
            <text:p>12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83333333" calcext:value-type="float">
            <text:p>47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4918" calcext:value-type="float">
            <text:p>3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3934" calcext:value-type="float">
            <text:p>4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666667" calcext:value-type="float">
            <text:p>16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3333333" calcext:value-type="float">
            <text:p>19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1475" calcext:value-type="float">
            <text:p>3.3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6666667" calcext:value-type="float">
            <text:p>9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3333333" calcext:value-type="float">
            <text:p>24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666667" calcext:value-type="float">
            <text:p>14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666667" calcext:value-type="float">
            <text:p>22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3333333" calcext:value-type="float">
            <text:p>40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06666667" calcext:value-type="float">
            <text:p>29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9508" calcext:value-type="float">
            <text:p>6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93333333" calcext:value-type="float">
            <text:p>69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6666667" calcext:value-type="float">
            <text:p>14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213" calcext:value-type="float">
            <text:p>0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333333" calcext:value-type="float">
            <text:p>1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6666667" calcext:value-type="float">
            <text:p>2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6666667" calcext:value-type="float">
            <text:p>4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6666667" calcext:value-type="float">
            <text:p>3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3333333" calcext:value-type="float">
            <text:p>17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66666667" calcext:value-type="float">
            <text:p>32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66666667" calcext:value-type="float">
            <text:p>6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66666667" calcext:value-type="float">
            <text:p>4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6666667" calcext:value-type="float">
            <text:p>28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3333333" calcext:value-type="float">
            <text:p>25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666667" calcext:value-type="float">
            <text:p>18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3333333" calcext:value-type="float">
            <text:p>2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6666667" calcext:value-type="float">
            <text:p>0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67213" calcext:value-type="float">
            <text:p>13.4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666667" calcext:value-type="float">
            <text:p>10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73333333" calcext:value-type="float">
            <text:p>54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6557" calcext:value-type="float">
            <text:p>5.6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78689" calcext:value-type="float">
            <text:p>15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3333333" calcext:value-type="float">
            <text:p>62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3333333" calcext:value-type="float">
            <text:p>11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31148" calcext:value-type="float">
            <text:p>2.13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33333" calcext:value-type="float">
            <text:p>18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89" calcext:value-type="float">
            <text:p>3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67213" calcext:value-type="float">
            <text:p>8.4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3333333" calcext:value-type="float">
            <text:p>6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3333333" calcext:value-type="float">
            <text:p>16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54098" calcext:value-type="float">
            <text:p>1.2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3333333" calcext:value-type="float">
            <text:p>37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56666667" calcext:value-type="float">
            <text:p>51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83333333" calcext:value-type="float">
            <text:p>3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836" calcext:value-type="float">
            <text:p>0.4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33333333" calcext:value-type="float">
            <text:p>8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68852" calcext:value-type="float">
            <text:p>2.8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333333" calcext:value-type="float">
            <text:p>0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666667" calcext:value-type="float">
            <text:p>17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98361" calcext:value-type="float">
            <text:p>40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666667" calcext:value-type="float">
            <text:p>16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016" calcext:value-type="float">
            <text:p>8.459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666667" calcext:value-type="float">
            <text:p>16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33333333" calcext:value-type="float">
            <text:p>6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83333333" calcext:value-type="float">
            <text:p>27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6666667" calcext:value-type="float">
            <text:p>34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37705" calcext:value-type="float">
            <text:p>1.7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1475" calcext:value-type="float">
            <text:p>6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6666667" calcext:value-type="float">
            <text:p>44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3333333" calcext:value-type="float">
            <text:p>20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33333333" calcext:value-type="float">
            <text:p>9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56666667" calcext:value-type="float">
            <text:p>35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8852" calcext:value-type="float">
            <text:p>8.3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666667" calcext:value-type="float">
            <text:p>21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40984" calcext:value-type="float">
            <text:p>10.5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6666667" calcext:value-type="float">
            <text:p>1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86885" calcext:value-type="float">
            <text:p>18.2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6666667" calcext:value-type="float">
            <text:p>30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27869" calcext:value-type="float">
            <text:p>28.8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33333333" calcext:value-type="float">
            <text:p>6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787" calcext:value-type="float">
            <text:p>1.0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6666667" calcext:value-type="float">
            <text:p>30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3333333" calcext:value-type="float">
            <text:p>29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6666667" calcext:value-type="float">
            <text:p>41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6666667" calcext:value-type="float">
            <text:p>26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032787" calcext:value-type="float">
            <text:p>44.0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666667" calcext:value-type="float">
            <text:p>11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66667" calcext:value-type="float">
            <text:p>4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5082" calcext:value-type="float">
            <text:p>1.2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6666667" calcext:value-type="float">
            <text:p>5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63333333" calcext:value-type="float">
            <text:p>53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918" calcext:value-type="float">
            <text:p>17.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33333333" calcext:value-type="float">
            <text:p>6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33333333" calcext:value-type="float">
            <text:p>64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34426" calcext:value-type="float">
            <text:p>2.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492" calcext:value-type="float">
            <text:p>0.7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3333333" calcext:value-type="float">
            <text:p>9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3333333" calcext:value-type="float">
            <text:p>7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3279" calcext:value-type="float">
            <text:p>3.8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6666667" calcext:value-type="float">
            <text:p>8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333333" calcext:value-type="float">
            <text:p>20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6666667" calcext:value-type="float">
            <text:p>34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6885" calcext:value-type="float">
            <text:p>21.7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83333333" calcext:value-type="float">
            <text:p>53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3333333" calcext:value-type="float">
            <text:p>28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3333333" calcext:value-type="float">
            <text:p>51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333333" calcext:value-type="float">
            <text:p>21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4262" calcext:value-type="float">
            <text:p>12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333333" calcext:value-type="float">
            <text:p>12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4426" calcext:value-type="float">
            <text:p>9.4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6666667" calcext:value-type="float">
            <text:p>46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66666667" calcext:value-type="float">
            <text:p>53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14754" calcext:value-type="float">
            <text:p>10.6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666667" calcext:value-type="float">
            <text:p>13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6666667" calcext:value-type="float">
            <text:p>3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666667" calcext:value-type="float">
            <text:p>12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5902" calcext:value-type="float">
            <text:p>12.7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34426" calcext:value-type="float">
            <text:p>12.4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666667" calcext:value-type="float">
            <text:p>13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6666667" calcext:value-type="float">
            <text:p>1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032787" calcext:value-type="float">
            <text:p>42.0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3333333" calcext:value-type="float">
            <text:p>22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3333333" calcext:value-type="float">
            <text:p>32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3333333" calcext:value-type="float">
            <text:p>5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7541" calcext:value-type="float">
            <text:p>1.9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3333333" calcext:value-type="float">
            <text:p>19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3333333" calcext:value-type="float">
            <text:p>3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56666667" calcext:value-type="float">
            <text:p>46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9344" calcext:value-type="float">
            <text:p>1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666667" calcext:value-type="float">
            <text:p>15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91803" calcext:value-type="float">
            <text:p>13.49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21311" calcext:value-type="float">
            <text:p>11.22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86666667" calcext:value-type="float">
            <text:p>72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6666667" calcext:value-type="float">
            <text:p>11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3333333" calcext:value-type="float">
            <text:p>22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1803" calcext:value-type="float">
            <text:p>18.49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9016" calcext:value-type="float">
            <text:p>1.459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3333333" calcext:value-type="float">
            <text:p>15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3333333" calcext:value-type="float">
            <text:p>2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3333333" calcext:value-type="float">
            <text:p>24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3607" calcext:value-type="float">
            <text:p>5.48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6666667" calcext:value-type="float">
            <text:p>3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16666667" calcext:value-type="float">
            <text:p>31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3333333" calcext:value-type="float">
            <text:p>40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541" calcext:value-type="float">
            <text:p>9.9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66666667" calcext:value-type="float">
            <text:p>70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66666667" calcext:value-type="float">
            <text:p>7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93333333" calcext:value-type="float">
            <text:p>45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2131" calcext:value-type="float">
            <text:p>7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6666667" calcext:value-type="float">
            <text:p>0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3333333" calcext:value-type="float">
            <text:p>17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2295" calcext:value-type="float">
            <text:p>2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6666667" calcext:value-type="float">
            <text:p>7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85246" calcext:value-type="float">
            <text:p>24.885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66666667" calcext:value-type="float">
            <text:p>57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6066" calcext:value-type="float">
            <text:p>1.8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666667" calcext:value-type="float">
            <text:p>20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46666667" calcext:value-type="float">
            <text:p>43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6666667" calcext:value-type="float">
            <text:p>68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8525" calcext:value-type="float">
            <text:p>3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333333" calcext:value-type="float">
            <text:p>16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33333333" calcext:value-type="float">
            <text:p>52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73333333" calcext:value-type="float">
            <text:p>42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6666667" calcext:value-type="float">
            <text:p>5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9344" calcext:value-type="float">
            <text:p>18.1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4262" calcext:value-type="float">
            <text:p>12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1475" calcext:value-type="float">
            <text:p>9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606557" calcext:value-type="float">
            <text:p>51.6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.46666667" calcext:value-type="float">
            <text:p>70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666667" calcext:value-type="float">
            <text:p>12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333333" calcext:value-type="float">
            <text:p>1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67213" calcext:value-type="float">
            <text:p>31.4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6666667" calcext:value-type="float">
            <text:p>25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73333333" calcext:value-type="float">
            <text:p>35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3333333" calcext:value-type="float">
            <text:p>1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6666667" calcext:value-type="float">
            <text:p>28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666667" calcext:value-type="float">
            <text:p>11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6666667" calcext:value-type="float">
            <text:p>25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3333333" calcext:value-type="float">
            <text:p>3.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3333333" calcext:value-type="float">
            <text:p>39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63333333" calcext:value-type="float">
            <text:p>23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106557" calcext:value-type="float">
            <text:p>35.1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6666667" calcext:value-type="float">
            <text:p>31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333333" calcext:value-type="float">
            <text:p>16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3333333" calcext:value-type="float">
            <text:p>7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46666667" calcext:value-type="float">
            <text:p>42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73333333" calcext:value-type="float">
            <text:p>67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3333333" calcext:value-type="float">
            <text:p>41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6666667" calcext:value-type="float">
            <text:p>22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63333333" calcext:value-type="float">
            <text:p>82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56666667" calcext:value-type="float">
            <text:p>35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1639" calcext:value-type="float">
            <text:p>10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6666667" calcext:value-type="float">
            <text:p>36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666667" calcext:value-type="float">
            <text:p>15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6666667" calcext:value-type="float">
            <text:p>2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8689" calcext:value-type="float">
            <text:p>5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3333333" calcext:value-type="float">
            <text:p>7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3333333" calcext:value-type="float">
            <text:p>13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6666667" calcext:value-type="float">
            <text:p>9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33333333" calcext:value-type="float">
            <text:p>32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333333" calcext:value-type="float">
            <text:p>16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3333333" calcext:value-type="float">
            <text:p>21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016393" calcext:value-type="float">
            <text:p>23.01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43333333" calcext:value-type="float">
            <text:p>60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0492" calcext:value-type="float">
            <text:p>7.2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6666667" calcext:value-type="float">
            <text:p>33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63934" calcext:value-type="float">
            <text:p>32.6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3333333" calcext:value-type="float">
            <text:p>5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7541" calcext:value-type="float">
            <text:p>20.1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3333333" calcext:value-type="float">
            <text:p>2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85246" calcext:value-type="float">
            <text:p>14.385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333333" calcext:value-type="float">
            <text:p>14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3333333" calcext:value-type="float">
            <text:p>27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4754" calcext:value-type="float">
            <text:p>15.6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08197" calcext:value-type="float">
            <text:p>9.0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7213" calcext:value-type="float">
            <text:p>3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33333333" calcext:value-type="float">
            <text:p>4.4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333333" calcext:value-type="float">
            <text:p>17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3333333" calcext:value-type="float">
            <text:p>30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3333333" calcext:value-type="float">
            <text:p>31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19672" calcext:value-type="float">
            <text:p>31.3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3333333" calcext:value-type="float">
            <text:p>51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3333333" calcext:value-type="float">
            <text:p>10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03333333" calcext:value-type="float">
            <text:p>59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6666667" calcext:value-type="float">
            <text:p>18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26666667" calcext:value-type="float">
            <text:p>37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33333333" calcext:value-type="float">
            <text:p>3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6066" calcext:value-type="float">
            <text:p>2.8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3333333" calcext:value-type="float">
            <text:p>2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666667" calcext:value-type="float">
            <text:p>17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4754" calcext:value-type="float">
            <text:p>8.6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7377" calcext:value-type="float">
            <text:p>4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7869" calcext:value-type="float">
            <text:p>1.3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33333" calcext:value-type="float">
            <text:p>18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33333333" calcext:value-type="float">
            <text:p>5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3607" calcext:value-type="float">
            <text:p>22.98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6666667" calcext:value-type="float">
            <text:p>6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9508" calcext:value-type="float">
            <text:p>1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66666667" calcext:value-type="float">
            <text:p>48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3333333" calcext:value-type="float">
            <text:p>14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77049" calcext:value-type="float">
            <text:p>11.8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3333333" calcext:value-type="float">
            <text:p>34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333333" calcext:value-type="float">
            <text:p>13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3333333" calcext:value-type="float">
            <text:p>5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3333333" calcext:value-type="float">
            <text:p>35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6666667" calcext:value-type="float">
            <text:p>13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19672" calcext:value-type="float">
            <text:p>16.3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6666667" calcext:value-type="float">
            <text:p>3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333333" calcext:value-type="float">
            <text:p>23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26666667" calcext:value-type="float">
            <text:p>60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3333333" calcext:value-type="float">
            <text:p>60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6666667" calcext:value-type="float">
            <text:p>25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8689" calcext:value-type="float">
            <text:p>7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06666667" calcext:value-type="float">
            <text:p>52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83333333" calcext:value-type="float">
            <text:p>30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3333333" calcext:value-type="float">
            <text:p>23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6666667" calcext:value-type="float">
            <text:p>16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0656" calcext:value-type="float">
            <text:p>4.36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2623" calcext:value-type="float">
            <text:p>19.4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6666667" calcext:value-type="float">
            <text:p>29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01639" calcext:value-type="float">
            <text:p>5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43333333" calcext:value-type="float">
            <text:p>60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3333333" calcext:value-type="float">
            <text:p>5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6666667" calcext:value-type="float">
            <text:p>8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361" calcext:value-type="float">
            <text:p>5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66666667" calcext:value-type="float">
            <text:p>4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3333333" calcext:value-type="float">
            <text:p>34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3333333" calcext:value-type="float">
            <text:p>17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43333333" calcext:value-type="float">
            <text:p>47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333333" calcext:value-type="float">
            <text:p>16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26666667" calcext:value-type="float">
            <text:p>82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262295" calcext:value-type="float">
            <text:p>48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83333333" calcext:value-type="float">
            <text:p>53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36666667" calcext:value-type="float">
            <text:p>42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666667" calcext:value-type="float">
            <text:p>22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3333333" calcext:value-type="float">
            <text:p>8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33333333" calcext:value-type="float">
            <text:p>3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26666667" calcext:value-type="float">
            <text:p>46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377" calcext:value-type="float">
            <text:p>12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06666667" calcext:value-type="float">
            <text:p>55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254098" calcext:value-type="float">
            <text:p>40.2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3333333" calcext:value-type="float">
            <text:p>3.7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73333333" calcext:value-type="float">
            <text:p>44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3333333" calcext:value-type="float">
            <text:p>2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3333333" calcext:value-type="float">
            <text:p>1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666667" calcext:value-type="float">
            <text:p>19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3333" calcext:value-type="float">
            <text:p>19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14754" calcext:value-type="float">
            <text:p>26.1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3333333" calcext:value-type="float">
            <text:p>17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23333333" calcext:value-type="float">
            <text:p>64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2623" calcext:value-type="float">
            <text:p>20.4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666667" calcext:value-type="float">
            <text:p>18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66666667" calcext:value-type="float">
            <text:p>2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8852" calcext:value-type="float">
            <text:p>2.8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3333333" calcext:value-type="float">
            <text:p>1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6666667" calcext:value-type="float">
            <text:p>35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03333333" calcext:value-type="float">
            <text:p>74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666667" calcext:value-type="float">
            <text:p>12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03279" calcext:value-type="float">
            <text:p>3.3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39344" calcext:value-type="float">
            <text:p>33.1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967213" calcext:value-type="float">
            <text:p>49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6666667" calcext:value-type="float">
            <text:p>73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6666667" calcext:value-type="float">
            <text:p>14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3333333" calcext:value-type="float">
            <text:p>18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33333333" calcext:value-type="float">
            <text:p>4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3333333" calcext:value-type="float">
            <text:p>23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42623" calcext:value-type="float">
            <text:p>44.4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76666667" calcext:value-type="float">
            <text:p>7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666667" calcext:value-type="float">
            <text:p>0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3333333" calcext:value-type="float">
            <text:p>13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3333333" calcext:value-type="float">
            <text:p>2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66666667" calcext:value-type="float">
            <text:p>82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16666667" calcext:value-type="float">
            <text:p>46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6666667" calcext:value-type="float">
            <text:p>25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60656" calcext:value-type="float">
            <text:p>38.86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666667" calcext:value-type="float">
            <text:p>15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03333333" calcext:value-type="float">
            <text:p>74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31148" calcext:value-type="float">
            <text:p>1.13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6666667" calcext:value-type="float">
            <text:p>48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3333333" calcext:value-type="float">
            <text:p>5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66666667" calcext:value-type="float">
            <text:p>62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62295" calcext:value-type="float">
            <text:p>2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34426" calcext:value-type="float">
            <text:p>34.4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6666667" calcext:value-type="float">
            <text:p>3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6666667" calcext:value-type="float">
            <text:p>0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29508" calcext:value-type="float">
            <text:p>5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4262" calcext:value-type="float">
            <text:p>8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3333333" calcext:value-type="float">
            <text:p>10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525" calcext:value-type="float">
            <text:p>1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666667" calcext:value-type="float">
            <text:p>23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76666667" calcext:value-type="float">
            <text:p>48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03333333" calcext:value-type="float">
            <text:p>55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6666667" calcext:value-type="float">
            <text:p>3.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11475" calcext:value-type="float">
            <text:p>27.3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56666667" calcext:value-type="float">
            <text:p>69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8689" calcext:value-type="float">
            <text:p>8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6666667" calcext:value-type="float">
            <text:p>10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3333333" calcext:value-type="float">
            <text:p>0.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8033" calcext:value-type="float">
            <text:p>13.41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9836" calcext:value-type="float">
            <text:p>4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3333333" calcext:value-type="float">
            <text:p>3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6666667" calcext:value-type="float">
            <text:p>35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6666667" calcext:value-type="float">
            <text:p>23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3333333" calcext:value-type="float">
            <text:p>20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3333333" calcext:value-type="float">
            <text:p>6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666667" calcext:value-type="float">
            <text:p>10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3333333" calcext:value-type="float">
            <text:p>34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16666667" calcext:value-type="float">
            <text:p>41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6666667" calcext:value-type="float">
            <text:p>7.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66666667" calcext:value-type="float">
            <text:p>1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3333333" calcext:value-type="float">
            <text:p>3.5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344262" calcext:value-type="float">
            <text:p>33.3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67213" calcext:value-type="float">
            <text:p>1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33333" calcext:value-type="float">
            <text:p>20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3333333" calcext:value-type="float">
            <text:p>38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37705" calcext:value-type="float">
            <text:p>12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361" calcext:value-type="float">
            <text:p>5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508" calcext:value-type="float">
            <text:p>0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459" calcext:value-type="float">
            <text:p>1.5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57377" calcext:value-type="float">
            <text:p>36.0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6666667" calcext:value-type="float">
            <text:p>0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16393" calcext:value-type="float">
            <text:p>6.51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23333333" calcext:value-type="float">
            <text:p>43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3333333" calcext:value-type="float">
            <text:p>4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3333333" calcext:value-type="float">
            <text:p>31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47541" calcext:value-type="float">
            <text:p>3.1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77049" calcext:value-type="float">
            <text:p>9.8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6885" calcext:value-type="float">
            <text:p>13.2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1475" calcext:value-type="float">
            <text:p>7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6666667" calcext:value-type="float">
            <text:p>38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6666667" calcext:value-type="float">
            <text:p>14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13333333" calcext:value-type="float">
            <text:p>50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3333333" calcext:value-type="float">
            <text:p>2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1639" calcext:value-type="float">
            <text:p>7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3333333" calcext:value-type="float">
            <text:p>62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6666667" calcext:value-type="float">
            <text:p>7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6666667" calcext:value-type="float">
            <text:p>29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3333333" calcext:value-type="float">
            <text:p>26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6666667" calcext:value-type="float">
            <text:p>16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5902" calcext:value-type="float">
            <text:p>1.7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6666667" calcext:value-type="float">
            <text:p>39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3333333" calcext:value-type="float">
            <text:p>31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3333333" calcext:value-type="float">
            <text:p>77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06557" calcext:value-type="float">
            <text:p>12.1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6666667" calcext:value-type="float">
            <text:p>43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6666667" calcext:value-type="float">
            <text:p>8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6666667" calcext:value-type="float">
            <text:p>1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3333333" calcext:value-type="float">
            <text:p>35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66666667" calcext:value-type="float">
            <text:p>8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333333" calcext:value-type="float">
            <text:p>12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3934" calcext:value-type="float">
            <text:p>5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33333333" calcext:value-type="float">
            <text:p>6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3333333" calcext:value-type="float">
            <text:p>7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3333333" calcext:value-type="float">
            <text:p>2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3333333" calcext:value-type="float">
            <text:p>18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78689" calcext:value-type="float">
            <text:p>12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3333333" calcext:value-type="float">
            <text:p>28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09836" calcext:value-type="float">
            <text:p>23.4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66666667" calcext:value-type="float">
            <text:p>5.4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666667" calcext:value-type="float">
            <text:p>1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666667" calcext:value-type="float">
            <text:p>15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33333333" calcext:value-type="float">
            <text:p>6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68852" calcext:value-type="float">
            <text:p>11.3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6666667" calcext:value-type="float">
            <text:p>6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049" calcext:value-type="float">
            <text:p>0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3333333" calcext:value-type="float">
            <text:p>25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6666667" calcext:value-type="float">
            <text:p>40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3333333" calcext:value-type="float">
            <text:p>7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23333333" calcext:value-type="float">
            <text:p>67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6666667" calcext:value-type="float">
            <text:p>10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666667" calcext:value-type="float">
            <text:p>0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03333333" calcext:value-type="float">
            <text:p>33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26666667" calcext:value-type="float">
            <text:p>69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46666667" calcext:value-type="float">
            <text:p>35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8033" calcext:value-type="float">
            <text:p>8.41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3333333" calcext:value-type="float">
            <text:p>1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6666667" calcext:value-type="float">
            <text:p>60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3333333" calcext:value-type="float">
            <text:p>34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03333333" calcext:value-type="float">
            <text:p>19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3333333" calcext:value-type="float">
            <text:p>28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3333333" calcext:value-type="float">
            <text:p>0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6666667" calcext:value-type="float">
            <text:p>44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666667" calcext:value-type="float">
            <text:p>5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6666667" calcext:value-type="float">
            <text:p>2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86666667" calcext:value-type="float">
            <text:p>27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333333" calcext:value-type="float">
            <text:p>11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1967" calcext:value-type="float">
            <text:p>10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3333333" calcext:value-type="float">
            <text:p>3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33333333" calcext:value-type="float">
            <text:p>1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6666667" calcext:value-type="float">
            <text:p>0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31148" calcext:value-type="float">
            <text:p>2.13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56666667" calcext:value-type="float">
            <text:p>48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008197" calcext:value-type="float">
            <text:p>39.0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327869" calcext:value-type="float">
            <text:p>53.3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86885" calcext:value-type="float">
            <text:p>39.2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78689" calcext:value-type="float">
            <text:p>29.2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1475" calcext:value-type="float">
            <text:p>2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377" calcext:value-type="float">
            <text:p>15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666667" calcext:value-type="float">
            <text:p>0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43333333" calcext:value-type="float">
            <text:p>35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918" calcext:value-type="float">
            <text:p>12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3333333" calcext:value-type="float">
            <text:p>30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16393" calcext:value-type="float">
            <text:p>6.51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33333333" calcext:value-type="float">
            <text:p>8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33333333" calcext:value-type="float">
            <text:p>8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3333333" calcext:value-type="float">
            <text:p>18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8689" calcext:value-type="float">
            <text:p>6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33333333" calcext:value-type="float">
            <text:p>7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3333333" calcext:value-type="float">
            <text:p>70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3333333" calcext:value-type="float">
            <text:p>24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66666667" calcext:value-type="float">
            <text:p>3.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2131" calcext:value-type="float">
            <text:p>13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3333333" calcext:value-type="float">
            <text:p>4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333333" calcext:value-type="float">
            <text:p>10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36066" calcext:value-type="float">
            <text:p>12.3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666667" calcext:value-type="float">
            <text:p>18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33333333" calcext:value-type="float">
            <text:p>5.8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6666667" calcext:value-type="float">
            <text:p>29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36666667" calcext:value-type="float">
            <text:p>77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36666667" calcext:value-type="float">
            <text:p>67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39344" calcext:value-type="float">
            <text:p>19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3333333" calcext:value-type="float">
            <text:p>33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333333" calcext:value-type="float">
            <text:p>14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3333333" calcext:value-type="float">
            <text:p>3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6666667" calcext:value-type="float">
            <text:p>7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333333" calcext:value-type="float">
            <text:p>15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03333333" calcext:value-type="float">
            <text:p>55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666667" calcext:value-type="float">
            <text:p>1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93333333" calcext:value-type="float">
            <text:p>67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86885" calcext:value-type="float">
            <text:p>6.2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098361" calcext:value-type="float">
            <text:p>45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3333333" calcext:value-type="float">
            <text:p>19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666667" calcext:value-type="float">
            <text:p>18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19672" calcext:value-type="float">
            <text:p>35.3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6666667" calcext:value-type="float">
            <text:p>2.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03333333" calcext:value-type="float">
            <text:p>57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3333333" calcext:value-type="float">
            <text:p>14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666667" calcext:value-type="float">
            <text:p>12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06666667" calcext:value-type="float">
            <text:p>73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9836" calcext:value-type="float">
            <text:p>16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666667" calcext:value-type="float">
            <text:p>12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36666667" calcext:value-type="float">
            <text:p>71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26666667" calcext:value-type="float">
            <text:p>62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06666667" calcext:value-type="float">
            <text:p>37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3333333" calcext:value-type="float">
            <text:p>25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6666667" calcext:value-type="float">
            <text:p>1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40984" calcext:value-type="float">
            <text:p>3.0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13333333" calcext:value-type="float">
            <text:p>74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6666667" calcext:value-type="float">
            <text:p>8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6666667" calcext:value-type="float">
            <text:p>1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19672" calcext:value-type="float">
            <text:p>19.8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3333333" calcext:value-type="float">
            <text:p>54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36666667" calcext:value-type="float">
            <text:p>60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33333333" calcext:value-type="float">
            <text:p>5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6666667" calcext:value-type="float">
            <text:p>33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03333333" calcext:value-type="float">
            <text:p>66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836066" calcext:value-type="float">
            <text:p>44.8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6666667" calcext:value-type="float">
            <text:p>9.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.53333333" calcext:value-type="float">
            <text:p>68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7377" calcext:value-type="float">
            <text:p>4.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.46666667" calcext:value-type="float">
            <text:p>82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63333333" calcext:value-type="float">
            <text:p>29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13333333" calcext:value-type="float">
            <text:p>54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3333333" calcext:value-type="float">
            <text:p>11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3333333" calcext:value-type="float">
            <text:p>57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66666667" calcext:value-type="float">
            <text:p>4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6666667" calcext:value-type="float">
            <text:p>8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666667" calcext:value-type="float">
            <text:p>12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26666667" calcext:value-type="float">
            <text:p>69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66666667" calcext:value-type="float">
            <text:p>5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6666667" calcext:value-type="float">
            <text:p>1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3333333" calcext:value-type="float">
            <text:p>3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43333333" calcext:value-type="float">
            <text:p>38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6666667" calcext:value-type="float">
            <text:p>0.9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4918" calcext:value-type="float">
            <text:p>5.2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33333333" calcext:value-type="float">
            <text:p>4.4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66666667" calcext:value-type="float">
            <text:p>6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666667" calcext:value-type="float">
            <text:p>17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6666667" calcext:value-type="float">
            <text:p>6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.03333333" calcext:value-type="float">
            <text:p>70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778689" calcext:value-type="float">
            <text:p>30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6666667" calcext:value-type="float">
            <text:p>34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6666667" calcext:value-type="float">
            <text:p>25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6666667" calcext:value-type="float">
            <text:p>33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33333333" calcext:value-type="float">
            <text:p>7.0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04918" calcext:value-type="float">
            <text:p>13.2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60656" calcext:value-type="float">
            <text:p>4.36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14754" calcext:value-type="float">
            <text:p>25.1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76666667" calcext:value-type="float">
            <text:p>7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8033" calcext:value-type="float">
            <text:p>14.41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33333333" calcext:value-type="float">
            <text:p>6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6666667" calcext:value-type="float">
            <text:p>24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3333333" calcext:value-type="float">
            <text:p>25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666667" calcext:value-type="float">
            <text:p>13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2623" calcext:value-type="float">
            <text:p>2.4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3333333" calcext:value-type="float">
            <text:p>26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3333333" calcext:value-type="float">
            <text:p>22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66666667" calcext:value-type="float">
            <text:p>6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39344" calcext:value-type="float">
            <text:p>2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6666667" calcext:value-type="float">
            <text:p>6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6666667" calcext:value-type="float">
            <text:p>2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666667" calcext:value-type="float">
            <text:p>19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666667" calcext:value-type="float">
            <text:p>17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333333" calcext:value-type="float">
            <text:p>14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46666667" calcext:value-type="float">
            <text:p>70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19672" calcext:value-type="float">
            <text:p>28.3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666667" calcext:value-type="float">
            <text:p>12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3333333" calcext:value-type="float">
            <text:p>71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3333333" calcext:value-type="float">
            <text:p>22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1967" calcext:value-type="float">
            <text:p>12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7541" calcext:value-type="float">
            <text:p>21.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6666667" calcext:value-type="float">
            <text:p>32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33333333" calcext:value-type="float">
            <text:p>47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33333333" calcext:value-type="float">
            <text:p>6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80328" calcext:value-type="float">
            <text:p>39.18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2131" calcext:value-type="float">
            <text:p>9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16666667" calcext:value-type="float">
            <text:p>66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6666667" calcext:value-type="float">
            <text:p>19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4262" calcext:value-type="float">
            <text:p>15.3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115" calcext:value-type="float">
            <text:p>22.21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45082" calcext:value-type="float">
            <text:p>29.4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93333333" calcext:value-type="float">
            <text:p>43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3333333" calcext:value-type="float">
            <text:p>2.7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8525" calcext:value-type="float">
            <text:p>7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3333333" calcext:value-type="float">
            <text:p>30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6666667" calcext:value-type="float">
            <text:p>2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33333333" calcext:value-type="float">
            <text:p>9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6666667" calcext:value-type="float">
            <text:p>6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3333333" calcext:value-type="float">
            <text:p>17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3333333" calcext:value-type="float">
            <text:p>4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76666667" calcext:value-type="float">
            <text:p>50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83333333" calcext:value-type="float">
            <text:p>63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3333333" calcext:value-type="float">
            <text:p>2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3333333" calcext:value-type="float">
            <text:p>43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666667" calcext:value-type="float">
            <text:p>11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62295" calcext:value-type="float">
            <text:p>7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36066" calcext:value-type="float">
            <text:p>14.3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3115" calcext:value-type="float">
            <text:p>4.71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6666667" calcext:value-type="float">
            <text:p>6.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03333333" calcext:value-type="float">
            <text:p>41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36666667" calcext:value-type="float">
            <text:p>41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4918" calcext:value-type="float">
            <text:p>16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666667" calcext:value-type="float">
            <text:p>23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3333333" calcext:value-type="float">
            <text:p>55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33333333" calcext:value-type="float">
            <text:p>5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03333333" calcext:value-type="float">
            <text:p>65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70492" calcext:value-type="float">
            <text:p>4.7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3333333" calcext:value-type="float">
            <text:p>5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7377" calcext:value-type="float">
            <text:p>19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666667" calcext:value-type="float">
            <text:p>14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333333" calcext:value-type="float">
            <text:p>11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6666667" calcext:value-type="float">
            <text:p>30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33333333" calcext:value-type="float">
            <text:p>2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6666667" calcext:value-type="float">
            <text:p>4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6666667" calcext:value-type="float">
            <text:p>5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8197" calcext:value-type="float">
            <text:p>2.5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6666667" calcext:value-type="float">
            <text:p>8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098" calcext:value-type="float">
            <text:p>0.7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6666667" calcext:value-type="float">
            <text:p>3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0984" calcext:value-type="float">
            <text:p>7.5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666667" calcext:value-type="float">
            <text:p>0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7213" calcext:value-type="float">
            <text:p>4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21311" calcext:value-type="float">
            <text:p>33.22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6666667" calcext:value-type="float">
            <text:p>3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39344" calcext:value-type="float">
            <text:p>6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666667" calcext:value-type="float">
            <text:p>13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377" calcext:value-type="float">
            <text:p>5.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3333333" calcext:value-type="float">
            <text:p>1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03333333" calcext:value-type="float">
            <text:p>46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333333" calcext:value-type="float">
            <text:p>23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666667" calcext:value-type="float">
            <text:p>1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918" calcext:value-type="float">
            <text:p>15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33333333" calcext:value-type="float">
            <text:p>6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666667" calcext:value-type="float">
            <text:p>19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86885" calcext:value-type="float">
            <text:p>27.7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666667" calcext:value-type="float">
            <text:p>15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852459" calcext:value-type="float">
            <text:p>24.85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6666667" calcext:value-type="float">
            <text:p>24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197" calcext:value-type="float">
            <text:p>19.0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333333" calcext:value-type="float">
            <text:p>23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333333" calcext:value-type="float">
            <text:p>12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666667" calcext:value-type="float">
            <text:p>20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328" calcext:value-type="float">
            <text:p>7.68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6666667" calcext:value-type="float">
            <text:p>2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33333333" calcext:value-type="float">
            <text:p>2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666667" calcext:value-type="float">
            <text:p>5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7705" calcext:value-type="float">
            <text:p>11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6666667" calcext:value-type="float">
            <text:p>0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666667" calcext:value-type="float">
            <text:p>12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5574" calcext:value-type="float">
            <text:p>3.065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23333333" calcext:value-type="float">
            <text:p>44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666667" calcext:value-type="float">
            <text:p>14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1967" calcext:value-type="float">
            <text:p>19.0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33333333" calcext:value-type="float">
            <text:p>48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43333333" calcext:value-type="float">
            <text:p>47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46666667" calcext:value-type="float">
            <text:p>61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6557" calcext:value-type="float">
            <text:p>20.1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6666667" calcext:value-type="float">
            <text:p>8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53333333" calcext:value-type="float">
            <text:p>52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3333333" calcext:value-type="float">
            <text:p>10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8197" calcext:value-type="float">
            <text:p>20.5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83333333" calcext:value-type="float">
            <text:p>34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3333333" calcext:value-type="float">
            <text:p>1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9508" calcext:value-type="float">
            <text:p>2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9344" calcext:value-type="float">
            <text:p>8.1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666667" calcext:value-type="float">
            <text:p>19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3333333" calcext:value-type="float">
            <text:p>26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83333333" calcext:value-type="float">
            <text:p>56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333333" calcext:value-type="float">
            <text:p>13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6666667" calcext:value-type="float">
            <text:p>9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0164" calcext:value-type="float">
            <text:p>2.59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666667" calcext:value-type="float">
            <text:p>15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0328" calcext:value-type="float">
            <text:p>10.68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6666667" calcext:value-type="float">
            <text:p>1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.03333333" calcext:value-type="float">
            <text:p>56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3333333" calcext:value-type="float">
            <text:p>0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3333333" calcext:value-type="float">
            <text:p>9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3333333" calcext:value-type="float">
            <text:p>4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3333333" calcext:value-type="float">
            <text:p>2.0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3333333" calcext:value-type="float">
            <text:p>13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3333333" calcext:value-type="float">
            <text:p>6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36666667" calcext:value-type="float">
            <text:p>46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666667" calcext:value-type="float">
            <text:p>10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6666667" calcext:value-type="float">
            <text:p>7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3333333" calcext:value-type="float">
            <text:p>5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6666667" calcext:value-type="float">
            <text:p>5.9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333333" calcext:value-type="float">
            <text:p>14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83333333" calcext:value-type="float">
            <text:p>50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44262" calcext:value-type="float">
            <text:p>10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3333333" calcext:value-type="float">
            <text:p>1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666667" calcext:value-type="float">
            <text:p>11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3333333" calcext:value-type="float">
            <text:p>21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13115" calcext:value-type="float">
            <text:p>4.71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3333333" calcext:value-type="float">
            <text:p>13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3333333" calcext:value-type="float">
            <text:p>10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7541" calcext:value-type="float">
            <text:p>1.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333333" calcext:value-type="float">
            <text:p>15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1311" calcext:value-type="float">
            <text:p>0.22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6666667" calcext:value-type="float">
            <text:p>5.9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36666667" calcext:value-type="float">
            <text:p>57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333333" calcext:value-type="float">
            <text:p>0.4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62295" calcext:value-type="float">
            <text:p>24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3333333" calcext:value-type="float">
            <text:p>31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26666667" calcext:value-type="float">
            <text:p>64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66666667" calcext:value-type="float">
            <text:p>2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3333333" calcext:value-type="float">
            <text:p>3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3333333" calcext:value-type="float">
            <text:p>2.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6666667" calcext:value-type="float">
            <text:p>6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66666667" calcext:value-type="float">
            <text:p>2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0328" calcext:value-type="float">
            <text:p>10.68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43333333" calcext:value-type="float">
            <text:p>26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46666667" calcext:value-type="float">
            <text:p>49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3333333" calcext:value-type="float">
            <text:p>28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666667" calcext:value-type="float">
            <text:p>20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6666667" calcext:value-type="float">
            <text:p>32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66666667" calcext:value-type="float">
            <text:p>8.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3333333" calcext:value-type="float">
            <text:p>32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63333333" calcext:value-type="float">
            <text:p>65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344" calcext:value-type="float">
            <text:p>0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3333333" calcext:value-type="float">
            <text:p>16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83333333" calcext:value-type="float">
            <text:p>48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03279" calcext:value-type="float">
            <text:p>12.3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6666667" calcext:value-type="float">
            <text:p>31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53333333" calcext:value-type="float">
            <text:p>54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66666667" calcext:value-type="float">
            <text:p>4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3333333" calcext:value-type="float">
            <text:p>7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6666667" calcext:value-type="float">
            <text:p>46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73333333" calcext:value-type="float">
            <text:p>44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53333333" calcext:value-type="float">
            <text:p>52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6666667" calcext:value-type="float">
            <text:p>8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33333" calcext:value-type="float">
            <text:p>23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95082" calcext:value-type="float">
            <text:p>2.2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33333333" calcext:value-type="float">
            <text:p>2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3333333" calcext:value-type="float">
            <text:p>14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666667" calcext:value-type="float">
            <text:p>18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666667" calcext:value-type="float">
            <text:p>16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3333333" calcext:value-type="float">
            <text:p>3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33333333" calcext:value-type="float">
            <text:p>6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7049" calcext:value-type="float">
            <text:p>2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0656" calcext:value-type="float">
            <text:p>1.36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6666667" calcext:value-type="float">
            <text:p>3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4918" calcext:value-type="float">
            <text:p>29.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0656" calcext:value-type="float">
            <text:p>5.36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666667" calcext:value-type="float">
            <text:p>11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3333333" calcext:value-type="float">
            <text:p>0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43333333" calcext:value-type="float">
            <text:p>48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3333333" calcext:value-type="float">
            <text:p>22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197" calcext:value-type="float">
            <text:p>17.5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666667" calcext:value-type="float">
            <text:p>10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33333333" calcext:value-type="float">
            <text:p>6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66666667" calcext:value-type="float">
            <text:p>4.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.46666667" calcext:value-type="float">
            <text:p>56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3333333" calcext:value-type="float">
            <text:p>35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66666667" calcext:value-type="float">
            <text:p>38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049" calcext:value-type="float">
            <text:p>0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3333333" calcext:value-type="float">
            <text:p>43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2131" calcext:value-type="float">
            <text:p>8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6666667" calcext:value-type="float">
            <text:p>34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33333333" calcext:value-type="float">
            <text:p>1.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03279" calcext:value-type="float">
            <text:p>10.3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5902" calcext:value-type="float">
            <text:p>13.7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6666667" calcext:value-type="float">
            <text:p>3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33333333" calcext:value-type="float">
            <text:p>47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06666667" calcext:value-type="float">
            <text:p>29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03333333" calcext:value-type="float">
            <text:p>33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16666667" calcext:value-type="float">
            <text:p>50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42623" calcext:value-type="float">
            <text:p>11.9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3333333" calcext:value-type="float">
            <text:p>34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333333" calcext:value-type="float">
            <text:p>11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666667" calcext:value-type="float">
            <text:p>0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3333333" calcext:value-type="float">
            <text:p>2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3333333" calcext:value-type="float">
            <text:p>2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39344" calcext:value-type="float">
            <text:p>27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3333333" calcext:value-type="float">
            <text:p>1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2623" calcext:value-type="float">
            <text:p>13.9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666667" calcext:value-type="float">
            <text:p>4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4754" calcext:value-type="float">
            <text:p>8.6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3333333" calcext:value-type="float">
            <text:p>18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33333333" calcext:value-type="float">
            <text:p>41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3333333" calcext:value-type="float">
            <text:p>58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66666667" calcext:value-type="float">
            <text:p>1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666667" calcext:value-type="float">
            <text:p>21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666667" calcext:value-type="float">
            <text:p>15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33333" calcext:value-type="float">
            <text:p>21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6666667" calcext:value-type="float">
            <text:p>1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6666667" calcext:value-type="float">
            <text:p>17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66666667" calcext:value-type="float">
            <text:p>5.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56666667" calcext:value-type="float">
            <text:p>40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3333333" calcext:value-type="float">
            <text:p>35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6666667" calcext:value-type="float">
            <text:p>3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53333333" calcext:value-type="float">
            <text:p>41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44262" calcext:value-type="float">
            <text:p>10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6666667" calcext:value-type="float">
            <text:p>32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34426" calcext:value-type="float">
            <text:p>7.4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666667" calcext:value-type="float">
            <text:p>12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213" calcext:value-type="float">
            <text:p>0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666667" calcext:value-type="float">
            <text:p>0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6666667" calcext:value-type="float">
            <text:p>6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66666667" calcext:value-type="float">
            <text:p>9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73333333" calcext:value-type="float">
            <text:p>49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33333333" calcext:value-type="float">
            <text:p>47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6666667" calcext:value-type="float">
            <text:p>12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6666667" calcext:value-type="float">
            <text:p>0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666667" calcext:value-type="float">
            <text:p>19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45902" calcext:value-type="float">
            <text:p>4.7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55738" calcext:value-type="float">
            <text:p>4.15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7541" calcext:value-type="float">
            <text:p>13.9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3333333" calcext:value-type="float">
            <text:p>29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9836" calcext:value-type="float">
            <text:p>7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5082" calcext:value-type="float">
            <text:p>23.2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8525" calcext:value-type="float">
            <text:p>16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66666667" calcext:value-type="float">
            <text:p>2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666667" calcext:value-type="float">
            <text:p>15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66666667" calcext:value-type="float">
            <text:p>2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666667" calcext:value-type="float">
            <text:p>22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6666667" calcext:value-type="float">
            <text:p>3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53333333" calcext:value-type="float">
            <text:p>24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7869" calcext:value-type="float">
            <text:p>0.3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3333333" calcext:value-type="float">
            <text:p>2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66666667" calcext:value-type="float">
            <text:p>5.3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96666667" calcext:value-type="float">
            <text:p>31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3333333" calcext:value-type="float">
            <text:p>7.7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09836" calcext:value-type="float">
            <text:p>12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8852" calcext:value-type="float">
            <text:p>11.3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66666667" calcext:value-type="float">
            <text:p>7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3333333" calcext:value-type="float">
            <text:p>37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21311" calcext:value-type="float">
            <text:p>1.72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3333333" calcext:value-type="float">
            <text:p>40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3333333" calcext:value-type="float">
            <text:p>20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4426" calcext:value-type="float">
            <text:p>5.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8689" calcext:value-type="float">
            <text:p>11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68852" calcext:value-type="float">
            <text:p>1.3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666667" calcext:value-type="float">
            <text:p>12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6666667" calcext:value-type="float">
            <text:p>2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01639" calcext:value-type="float">
            <text:p>10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6666667" calcext:value-type="float">
            <text:p>2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918" calcext:value-type="float">
            <text:p>1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333333" calcext:value-type="float">
            <text:p>10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6666667" calcext:value-type="float">
            <text:p>7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76666667" calcext:value-type="float">
            <text:p>48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666667" calcext:value-type="float">
            <text:p>1.3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06557" calcext:value-type="float">
            <text:p>1.6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73333333" calcext:value-type="float">
            <text:p>16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4754" calcext:value-type="float">
            <text:p>10.6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3333333" calcext:value-type="float">
            <text:p>11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6885" calcext:value-type="float">
            <text:p>2.7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66666667" calcext:value-type="float">
            <text:p>6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803" calcext:value-type="float">
            <text:p>0.49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6666667" calcext:value-type="float">
            <text:p>5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666667" calcext:value-type="float">
            <text:p>0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333333" calcext:value-type="float">
            <text:p>20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666667" calcext:value-type="float">
            <text:p>4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9344" calcext:value-type="float">
            <text:p>6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6666667" calcext:value-type="float">
            <text:p>45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33333333" calcext:value-type="float">
            <text:p>4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7869" calcext:value-type="float">
            <text:p>4.3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47541" calcext:value-type="float">
            <text:p>10.6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66667" calcext:value-type="float">
            <text:p>4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7213" calcext:value-type="float">
            <text:p>3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6666667" calcext:value-type="float">
            <text:p>36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5902" calcext:value-type="float">
            <text:p>5.2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7869" calcext:value-type="float">
            <text:p>5.3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8689" calcext:value-type="float">
            <text:p>6.2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73333333" calcext:value-type="float">
            <text:p>47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6666667" calcext:value-type="float">
            <text:p>22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4262" calcext:value-type="float">
            <text:p>13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32787" calcext:value-type="float">
            <text:p>12.5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5574" calcext:value-type="float">
            <text:p>1.065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65574" calcext:value-type="float">
            <text:p>6.065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1639" calcext:value-type="float">
            <text:p>1.9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8525" calcext:value-type="float">
            <text:p>6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3333333" calcext:value-type="float">
            <text:p>24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6666667" calcext:value-type="float">
            <text:p>24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78689" calcext:value-type="float">
            <text:p>14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3607" calcext:value-type="float">
            <text:p>12.48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7049" calcext:value-type="float">
            <text:p>13.8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2951" calcext:value-type="float">
            <text:p>5.62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333333" calcext:value-type="float">
            <text:p>23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3333333" calcext:value-type="float">
            <text:p>5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81967" calcext:value-type="float">
            <text:p>16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6666667" calcext:value-type="float">
            <text:p>40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11475" calcext:value-type="float">
            <text:p>13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3333333" calcext:value-type="float">
            <text:p>39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3333333" calcext:value-type="float">
            <text:p>7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131" calcext:value-type="float">
            <text:p>3.6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3934" calcext:value-type="float">
            <text:p>2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3333333" calcext:value-type="float">
            <text:p>3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2787" calcext:value-type="float">
            <text:p>6.0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0984" calcext:value-type="float">
            <text:p>12.0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3934" calcext:value-type="float">
            <text:p>17.6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3333333" calcext:value-type="float">
            <text:p>4.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01639" calcext:value-type="float">
            <text:p>1.9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7541" calcext:value-type="float">
            <text:p>9.9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3333333" calcext:value-type="float">
            <text:p>37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66666667" calcext:value-type="float">
            <text:p>9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85246" calcext:value-type="float">
            <text:p>10.385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9344" calcext:value-type="float">
            <text:p>1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2131" calcext:value-type="float">
            <text:p>10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6666667" calcext:value-type="float">
            <text:p>28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7377" calcext:value-type="float">
            <text:p>5.5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066" calcext:value-type="float">
            <text:p>9.3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3333333" calcext:value-type="float">
            <text:p>32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131" calcext:value-type="float">
            <text:p>14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93333333" calcext:value-type="float">
            <text:p>47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5082" calcext:value-type="float">
            <text:p>0.2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541" calcext:value-type="float">
            <text:p>5.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6666667" calcext:value-type="float">
            <text:p>45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77049" calcext:value-type="float">
            <text:p>10.8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7213" calcext:value-type="float">
            <text:p>1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6666667" calcext:value-type="float">
            <text:p>36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6666667" calcext:value-type="float">
            <text:p>17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96666667" calcext:value-type="float">
            <text:p>48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6066" calcext:value-type="float">
            <text:p>0.8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803" calcext:value-type="float">
            <text:p>0.49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8361" calcext:value-type="float">
            <text:p>7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3333333" calcext:value-type="float">
            <text:p>3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6666667" calcext:value-type="float">
            <text:p>45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3333333" calcext:value-type="float">
            <text:p>17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63333333" calcext:value-type="float">
            <text:p>45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83607" calcext:value-type="float">
            <text:p>12.48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80328" calcext:value-type="float">
            <text:p>5.18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44262" calcext:value-type="float">
            <text:p>9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70492" calcext:value-type="float">
            <text:p>4.7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6666667" calcext:value-type="float">
            <text:p>7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04918" calcext:value-type="float">
            <text:p>13.2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333333" calcext:value-type="float">
            <text:p>15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333333" calcext:value-type="float">
            <text:p>0.5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70492" calcext:value-type="float">
            <text:p>8.2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344" calcext:value-type="float">
            <text:p>0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13115" calcext:value-type="float">
            <text:p>6.71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666667" calcext:value-type="float">
            <text:p>17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6666667" calcext:value-type="float">
            <text:p>30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0492" calcext:value-type="float">
            <text:p>1.7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6666667" calcext:value-type="float">
            <text:p>8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33333333" calcext:value-type="float">
            <text:p>33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666667" calcext:value-type="float">
            <text:p>18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8689" calcext:value-type="float">
            <text:p>10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333333" calcext:value-type="float">
            <text:p>20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03279" calcext:value-type="float">
            <text:p>10.3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4918" calcext:value-type="float">
            <text:p>6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333333" calcext:value-type="float">
            <text:p>15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3333333" calcext:value-type="float">
            <text:p>3.0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76666667" calcext:value-type="float">
            <text:p>4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33333333" calcext:value-type="float">
            <text:p>4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66666667" calcext:value-type="float">
            <text:p>4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8689" calcext:value-type="float">
            <text:p>4.2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0492" calcext:value-type="float">
            <text:p>13.2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6666667" calcext:value-type="float">
            <text:p>40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66666667" calcext:value-type="float">
            <text:p>2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6666667" calcext:value-type="float">
            <text:p>25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6666667" calcext:value-type="float">
            <text:p>40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3333333" calcext:value-type="float">
            <text:p>20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6666667" calcext:value-type="float">
            <text:p>29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6666667" calcext:value-type="float">
            <text:p>4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333333" calcext:value-type="float">
            <text:p>18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666667" calcext:value-type="float">
            <text:p>20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3934" calcext:value-type="float">
            <text:p>2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33333333" calcext:value-type="float">
            <text:p>2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3333333" calcext:value-type="float">
            <text:p>2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197" calcext:value-type="float">
            <text:p>5.0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3333333" calcext:value-type="float">
            <text:p>2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4918" calcext:value-type="float">
            <text:p>24.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623" calcext:value-type="float">
            <text:p>0.4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3333333" calcext:value-type="float">
            <text:p>16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76666667" calcext:value-type="float">
            <text:p>64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46666667" calcext:value-type="float">
            <text:p>30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03333333" calcext:value-type="float">
            <text:p>62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3333333" calcext:value-type="float">
            <text:p>14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3333333" calcext:value-type="float">
            <text:p>24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66666667" calcext:value-type="float">
            <text:p>6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.93333333" calcext:value-type="float">
            <text:p>65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333333" calcext:value-type="float">
            <text:p>10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46666667" calcext:value-type="float">
            <text:p>43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9836" calcext:value-type="float">
            <text:p>5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3333333" calcext:value-type="float">
            <text:p>65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43333333" calcext:value-type="float">
            <text:p>60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333333" calcext:value-type="float">
            <text:p>12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3333333" calcext:value-type="float">
            <text:p>27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37705" calcext:value-type="float">
            <text:p>30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393" calcext:value-type="float">
            <text:p>15.51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787" calcext:value-type="float">
            <text:p>17.5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19672" calcext:value-type="float">
            <text:p>26.3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3333333" calcext:value-type="float">
            <text:p>50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3115" calcext:value-type="float">
            <text:p>8.71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6666667" calcext:value-type="float">
            <text:p>24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36066" calcext:value-type="float">
            <text:p>10.8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1475" calcext:value-type="float">
            <text:p>11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4918" calcext:value-type="float">
            <text:p>1.2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06666667" calcext:value-type="float">
            <text:p>68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93333333" calcext:value-type="float">
            <text:p>32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3333333" calcext:value-type="float">
            <text:p>25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666667" calcext:value-type="float">
            <text:p>16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23333333" calcext:value-type="float">
            <text:p>46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666667" calcext:value-type="float">
            <text:p>10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666667" calcext:value-type="float">
            <text:p>10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3333333" calcext:value-type="float">
            <text:p>1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666667" calcext:value-type="float">
            <text:p>13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3333333" calcext:value-type="float">
            <text:p>2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666667" calcext:value-type="float">
            <text:p>22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66666667" calcext:value-type="float">
            <text:p>7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76666667" calcext:value-type="float">
            <text:p>46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666667" calcext:value-type="float">
            <text:p>18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33333333" calcext:value-type="float">
            <text:p>4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3333333" calcext:value-type="float">
            <text:p>0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6666667" calcext:value-type="float">
            <text:p>0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43333333" calcext:value-type="float">
            <text:p>61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66666667" calcext:value-type="float">
            <text:p>51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36666667" calcext:value-type="float">
            <text:p>60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95082" calcext:value-type="float">
            <text:p>30.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3333333" calcext:value-type="float">
            <text:p>7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3333333" calcext:value-type="float">
            <text:p>7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1475" calcext:value-type="float">
            <text:p>9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73333333" calcext:value-type="float">
            <text:p>68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65574" calcext:value-type="float">
            <text:p>1.065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55738" calcext:value-type="float">
            <text:p>28.65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3333333" calcext:value-type="float">
            <text:p>31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6666667" calcext:value-type="float">
            <text:p>2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666667" calcext:value-type="float">
            <text:p>11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3333333" calcext:value-type="float">
            <text:p>30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6666667" calcext:value-type="float">
            <text:p>3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3333333" calcext:value-type="float">
            <text:p>4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83607" calcext:value-type="float">
            <text:p>29.98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33333333" calcext:value-type="float">
            <text:p>3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01639" calcext:value-type="float">
            <text:p>35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6666667" calcext:value-type="float">
            <text:p>6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6666667" calcext:value-type="float">
            <text:p>63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6666667" calcext:value-type="float">
            <text:p>1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377" calcext:value-type="float">
            <text:p>6.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63333333" calcext:value-type="float">
            <text:p>59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83333333" calcext:value-type="float">
            <text:p>5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2951" calcext:value-type="float">
            <text:p>23.62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3333333" calcext:value-type="float">
            <text:p>11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3333333" calcext:value-type="float">
            <text:p>29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01639" calcext:value-type="float">
            <text:p>3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666667" calcext:value-type="float">
            <text:p>0.4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333333" calcext:value-type="float">
            <text:p>21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6666667" calcext:value-type="float">
            <text:p>8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03279" calcext:value-type="float">
            <text:p>18.3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33333333" calcext:value-type="float">
            <text:p>3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66666667" calcext:value-type="float">
            <text:p>9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333333" calcext:value-type="float">
            <text:p>17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333333" calcext:value-type="float">
            <text:p>0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666667" calcext:value-type="float">
            <text:p>11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66666667" calcext:value-type="float">
            <text:p>26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40984" calcext:value-type="float">
            <text:p>6.5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33333333" calcext:value-type="float">
            <text:p>2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93333333" calcext:value-type="float">
            <text:p>58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3333333" calcext:value-type="float">
            <text:p>22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3333333" calcext:value-type="float">
            <text:p>4.8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66666667" calcext:value-type="float">
            <text:p>27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73333333" calcext:value-type="float">
            <text:p>72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33333333" calcext:value-type="float">
            <text:p>6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459" calcext:value-type="float">
            <text:p>5.5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6666667" calcext:value-type="float">
            <text:p>3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6666667" calcext:value-type="float">
            <text:p>4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56666667" calcext:value-type="float">
            <text:p>36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86666667" calcext:value-type="float">
            <text:p>61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46666667" calcext:value-type="float">
            <text:p>60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76666667" calcext:value-type="float">
            <text:p>46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63333333" calcext:value-type="float">
            <text:p>61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33333333" calcext:value-type="float">
            <text:p>43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666667" calcext:value-type="float">
            <text:p>12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6666667" calcext:value-type="float">
            <text:p>41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3333333" calcext:value-type="float">
            <text:p>8.7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96721" calcext:value-type="float">
            <text:p>13.6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3333333" calcext:value-type="float">
            <text:p>21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377" calcext:value-type="float">
            <text:p>11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666667" calcext:value-type="float">
            <text:p>0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7049" calcext:value-type="float">
            <text:p>6.8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666667" calcext:value-type="float">
            <text:p>18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3333333" calcext:value-type="float">
            <text:p>8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6666667" calcext:value-type="float">
            <text:p>3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6666667" calcext:value-type="float">
            <text:p>7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3333333" calcext:value-type="float">
            <text:p>6.5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6666667" calcext:value-type="float">
            <text:p>6.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66666667" calcext:value-type="float">
            <text:p>61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666667" calcext:value-type="float">
            <text:p>21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66666667" calcext:value-type="float">
            <text:p>2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6666667" calcext:value-type="float">
            <text:p>70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86666667" calcext:value-type="float">
            <text:p>28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6666667" calcext:value-type="float">
            <text:p>59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62295" calcext:value-type="float">
            <text:p>24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333333" calcext:value-type="float">
            <text:p>20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46666667" calcext:value-type="float">
            <text:p>65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3333333" calcext:value-type="float">
            <text:p>36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6666667" calcext:value-type="float">
            <text:p>65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6666667" calcext:value-type="float">
            <text:p>7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3333333" calcext:value-type="float">
            <text:p>34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56666667" calcext:value-type="float">
            <text:p>56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666667" calcext:value-type="float">
            <text:p>5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3333333" calcext:value-type="float">
            <text:p>16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8852" calcext:value-type="float">
            <text:p>15.3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3333333" calcext:value-type="float">
            <text:p>2.1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3333333" calcext:value-type="float">
            <text:p>8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31148" calcext:value-type="float">
            <text:p>14.63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6666667" calcext:value-type="float">
            <text:p>26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06666667" calcext:value-type="float">
            <text:p>52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3333333" calcext:value-type="float">
            <text:p>38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6666667" calcext:value-type="float">
            <text:p>8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66666667" calcext:value-type="float">
            <text:p>5.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333333" calcext:value-type="float">
            <text:p>12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6666667" calcext:value-type="float">
            <text:p>15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63333333" calcext:value-type="float">
            <text:p>66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08197" calcext:value-type="float">
            <text:p>9.0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333333" calcext:value-type="float">
            <text:p>0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3333333" calcext:value-type="float">
            <text:p>7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333333" calcext:value-type="float">
            <text:p>12.7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0984" calcext:value-type="float">
            <text:p>18.0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3333333" calcext:value-type="float">
            <text:p>7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377" calcext:value-type="float">
            <text:p>0.5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3333333" calcext:value-type="float">
            <text:p>53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.46666667" calcext:value-type="float">
            <text:p>56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32787" calcext:value-type="float">
            <text:p>5.0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666667" calcext:value-type="float">
            <text:p>13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3333333" calcext:value-type="float">
            <text:p>26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86666667" calcext:value-type="float">
            <text:p>40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666667" calcext:value-type="float">
            <text:p>11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6666667" calcext:value-type="float">
            <text:p>11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666667" calcext:value-type="float">
            <text:p>1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6666667" calcext:value-type="float">
            <text:p>0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3333333" calcext:value-type="float">
            <text:p>7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3333333" calcext:value-type="float">
            <text:p>7.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333333" calcext:value-type="float">
            <text:p>1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666667" calcext:value-type="float">
            <text:p>15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83333333" calcext:value-type="float">
            <text:p>46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666667" calcext:value-type="float">
            <text:p>2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333333" calcext:value-type="float">
            <text:p>0.4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93333333" calcext:value-type="float">
            <text:p>42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03279" calcext:value-type="float">
            <text:p>9.8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333333" calcext:value-type="float">
            <text:p>13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7377" calcext:value-type="float">
            <text:p>18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333333" calcext:value-type="float">
            <text:p>15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6666667" calcext:value-type="float">
            <text:p>66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3333333" calcext:value-type="float">
            <text:p>53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83333333" calcext:value-type="float">
            <text:p>54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3333333" calcext:value-type="float">
            <text:p>9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76666667" calcext:value-type="float">
            <text:p>62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83333333" calcext:value-type="float">
            <text:p>54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90164" calcext:value-type="float">
            <text:p>3.59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3333333" calcext:value-type="float">
            <text:p>5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787" calcext:value-type="float">
            <text:p>17.5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666667" calcext:value-type="float">
            <text:p>15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333333" calcext:value-type="float">
            <text:p>13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09836" calcext:value-type="float">
            <text:p>8.4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6666667" calcext:value-type="float">
            <text:p>37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3333333" calcext:value-type="float">
            <text:p>7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666667" calcext:value-type="float">
            <text:p>17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6666667" calcext:value-type="float">
            <text:p>36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333333" calcext:value-type="float">
            <text:p>14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83333333" calcext:value-type="float">
            <text:p>47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91803" calcext:value-type="float">
            <text:p>22.49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33333333" calcext:value-type="float">
            <text:p>7.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34426" calcext:value-type="float">
            <text:p>3.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6666667" calcext:value-type="float">
            <text:p>3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33333333" calcext:value-type="float">
            <text:p>8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666667" calcext:value-type="float">
            <text:p>11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6666667" calcext:value-type="float">
            <text:p>33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36666667" calcext:value-type="float">
            <text:p>31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33333333" calcext:value-type="float">
            <text:p>8.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666667" calcext:value-type="float">
            <text:p>11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666667" calcext:value-type="float">
            <text:p>15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098361" calcext:value-type="float">
            <text:p>4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66666667" calcext:value-type="float">
            <text:p>4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3333333" calcext:value-type="float">
            <text:p>36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77049" calcext:value-type="float">
            <text:p>5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333333" calcext:value-type="float">
            <text:p>18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86885" calcext:value-type="float">
            <text:p>26.7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6666667" calcext:value-type="float">
            <text:p>1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666667" calcext:value-type="float">
            <text:p>5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3333333" calcext:value-type="float">
            <text:p>39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3279" calcext:value-type="float">
            <text:p>17.3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3333333" calcext:value-type="float">
            <text:p>37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6721" calcext:value-type="float">
            <text:p>5.1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6666667" calcext:value-type="float">
            <text:p>33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3333333" calcext:value-type="float">
            <text:p>7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3333333" calcext:value-type="float">
            <text:p>22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3333333" calcext:value-type="float">
            <text:p>43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26666667" calcext:value-type="float">
            <text:p>60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93333333" calcext:value-type="float">
            <text:p>49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6666667" calcext:value-type="float">
            <text:p>10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95082" calcext:value-type="float">
            <text:p>3.2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2295" calcext:value-type="float">
            <text:p>1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6666667" calcext:value-type="float">
            <text:p>30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666667" calcext:value-type="float">
            <text:p>22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3333333" calcext:value-type="float">
            <text:p>17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88525" calcext:value-type="float">
            <text:p>28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666667" calcext:value-type="float">
            <text:p>19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3333333" calcext:value-type="float">
            <text:p>34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6666667" calcext:value-type="float">
            <text:p>0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4262" calcext:value-type="float">
            <text:p>5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333333" calcext:value-type="float">
            <text:p>11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6666667" calcext:value-type="float">
            <text:p>1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76666667" calcext:value-type="float">
            <text:p>36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666667" calcext:value-type="float">
            <text:p>20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333333" calcext:value-type="float">
            <text:p>18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666667" calcext:value-type="float">
            <text:p>32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6666667" calcext:value-type="float">
            <text:p>6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3333333" calcext:value-type="float">
            <text:p>38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9836" calcext:value-type="float">
            <text:p>13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6066" calcext:value-type="float">
            <text:p>16.3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33333333" calcext:value-type="float">
            <text:p>6.7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09836" calcext:value-type="float">
            <text:p>13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7049" calcext:value-type="float">
            <text:p>7.8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6666667" calcext:value-type="float">
            <text:p>48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3333333" calcext:value-type="float">
            <text:p>2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6666667" calcext:value-type="float">
            <text:p>24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6666667" calcext:value-type="float">
            <text:p>8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3333333" calcext:value-type="float">
            <text:p>8.5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6666667" calcext:value-type="float">
            <text:p>8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2131" calcext:value-type="float">
            <text:p>10.1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7541" calcext:value-type="float">
            <text:p>6.6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1639" calcext:value-type="float">
            <text:p>7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666667" calcext:value-type="float">
            <text:p>13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3333333" calcext:value-type="float">
            <text:p>25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5738" calcext:value-type="float">
            <text:p>5.65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6666667" calcext:value-type="float">
            <text:p>32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53333333" calcext:value-type="float">
            <text:p>40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333333" calcext:value-type="float">
            <text:p>13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96666667" calcext:value-type="float">
            <text:p>45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73333333" calcext:value-type="float">
            <text:p>16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6666667" calcext:value-type="float">
            <text:p>22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33333333" calcext:value-type="float">
            <text:p>1.7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6666667" calcext:value-type="float">
            <text:p>24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45902" calcext:value-type="float">
            <text:p>4.7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3333333" calcext:value-type="float">
            <text:p>6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3333333" calcext:value-type="float">
            <text:p>12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81967" calcext:value-type="float">
            <text:p>1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666667" calcext:value-type="float">
            <text:p>23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666667" calcext:value-type="float">
            <text:p>18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666667" calcext:value-type="float">
            <text:p>13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86666667" calcext:value-type="float">
            <text:p>44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70492" calcext:value-type="float">
            <text:p>5.2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66666667" calcext:value-type="float">
            <text:p>45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33333333" calcext:value-type="float">
            <text:p>3.0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96666667" calcext:value-type="float">
            <text:p>44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23333333" calcext:value-type="float">
            <text:p>36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6666667" calcext:value-type="float">
            <text:p>0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53333333" calcext:value-type="float">
            <text:p>45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83333333" calcext:value-type="float">
            <text:p>40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76666667" calcext:value-type="float">
            <text:p>21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2131" calcext:value-type="float">
            <text:p>2.67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3333333" calcext:value-type="float">
            <text:p>7.2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377" calcext:value-type="float">
            <text:p>17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3333333" calcext:value-type="float">
            <text:p>8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3333333" calcext:value-type="float">
            <text:p>35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5574" calcext:value-type="float">
            <text:p>7.065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0492" calcext:value-type="float">
            <text:p>10.7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6666667" calcext:value-type="float">
            <text:p>31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46666667" calcext:value-type="float">
            <text:p>25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3333333" calcext:value-type="float">
            <text:p>35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3333333" calcext:value-type="float">
            <text:p>39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04918" calcext:value-type="float">
            <text:p>14.2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333333" calcext:value-type="float">
            <text:p>15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1639" calcext:value-type="float">
            <text:p>5.9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666667" calcext:value-type="float">
            <text:p>17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13333333" calcext:value-type="float">
            <text:p>44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66666667" calcext:value-type="float">
            <text:p>3.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73333333" calcext:value-type="float">
            <text:p>42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96666667" calcext:value-type="float">
            <text:p>24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333333" calcext:value-type="float">
            <text:p>36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63333333" calcext:value-type="float">
            <text:p>35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66666667" calcext:value-type="float">
            <text:p>3.5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7377" calcext:value-type="float">
            <text:p>11.5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918" calcext:value-type="float">
            <text:p>7.7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3333333" calcext:value-type="float">
            <text:p>31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42623" calcext:value-type="float">
            <text:p>10.9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37705" calcext:value-type="float">
            <text:p>12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666667" calcext:value-type="float">
            <text:p>13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33333333" calcext:value-type="float">
            <text:p>52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3333333" calcext:value-type="float">
            <text:p>0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34426" calcext:value-type="float">
            <text:p>16.4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3333333" calcext:value-type="float">
            <text:p>48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21311" calcext:value-type="float">
            <text:p>10.72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6666667" calcext:value-type="float">
            <text:p>34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66666667" calcext:value-type="float">
            <text:p>5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36666667" calcext:value-type="float">
            <text:p>45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7377" calcext:value-type="float">
            <text:p>13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16666667" calcext:value-type="float">
            <text:p>49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8525" calcext:value-type="float">
            <text:p>4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1311" calcext:value-type="float">
            <text:p>1.72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377" calcext:value-type="float">
            <text:p>6.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333333" calcext:value-type="float">
            <text:p>10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278689" calcext:value-type="float">
            <text:p>4.2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3333333" calcext:value-type="float">
            <text:p>0.7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90164" calcext:value-type="float">
            <text:p>9.59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33333333" calcext:value-type="float">
            <text:p>2.9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377" calcext:value-type="float">
            <text:p>5.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8361" calcext:value-type="float">
            <text:p>9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23333333" calcext:value-type="float">
            <text:p>43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7377" calcext:value-type="float">
            <text:p>13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6666667" calcext:value-type="float">
            <text:p>24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6666667" calcext:value-type="float">
            <text:p>18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66667" calcext:value-type="float">
            <text:p>4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16666667" calcext:value-type="float">
            <text:p>29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06557" calcext:value-type="float">
            <text:p>1.6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0164" calcext:value-type="float">
            <text:p>8.59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666667" calcext:value-type="float">
            <text:p>0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333333" calcext:value-type="float">
            <text:p>10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44262" calcext:value-type="float">
            <text:p>5.3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04918" calcext:value-type="float">
            <text:p>13.2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6666667" calcext:value-type="float">
            <text:p>24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6666667" calcext:value-type="float">
            <text:p>36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29508" calcext:value-type="float">
            <text:p>14.7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43333333" calcext:value-type="float">
            <text:p>50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46666667" calcext:value-type="float">
            <text:p>47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46666667" calcext:value-type="float">
            <text:p>36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6393" calcext:value-type="float">
            <text:p>9.51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9672" calcext:value-type="float">
            <text:p>15.3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6666667" calcext:value-type="float">
            <text:p>24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96721" calcext:value-type="float">
            <text:p>7.1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96721" calcext:value-type="float">
            <text:p>3.1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83333333" calcext:value-type="float">
            <text:p>47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65574" calcext:value-type="float">
            <text:p>11.565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918" calcext:value-type="float">
            <text:p>17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96666667" calcext:value-type="float">
            <text:p>49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83333333" calcext:value-type="float">
            <text:p>36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3934" calcext:value-type="float">
            <text:p>6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6666667" calcext:value-type="float">
            <text:p>35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33333333" calcext:value-type="float">
            <text:p>2.8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6666667" calcext:value-type="float">
            <text:p>21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54098" calcext:value-type="float">
            <text:p>4.7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262" calcext:value-type="float">
            <text:p>14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6666667" calcext:value-type="float">
            <text:p>7.9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6666667" calcext:value-type="float">
            <text:p>35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3333333" calcext:value-type="float">
            <text:p>23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96666667" calcext:value-type="float">
            <text:p>39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13333333" calcext:value-type="float">
            <text:p>44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66666667" calcext:value-type="float">
            <text:p>8.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9836" calcext:value-type="float">
            <text:p>7.909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03279" calcext:value-type="float">
            <text:p>4.8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3333333" calcext:value-type="float">
            <text:p>20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6666667" calcext:value-type="float">
            <text:p>44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666667" calcext:value-type="float">
            <text:p>18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3333333" calcext:value-type="float">
            <text:p>36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36666667" calcext:value-type="float">
            <text:p>33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082" calcext:value-type="float">
            <text:p>1.9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6666667" calcext:value-type="float">
            <text:p>8.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5738" calcext:value-type="float">
            <text:p>5.65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3333333" calcext:value-type="float">
            <text:p>38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54098" calcext:value-type="float">
            <text:p>16.2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18033" calcext:value-type="float">
            <text:p>6.41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92" calcext:value-type="float">
            <text:p>2.7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93333333" calcext:value-type="float">
            <text:p>40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29508" calcext:value-type="float">
            <text:p>2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0984" calcext:value-type="float">
            <text:p>5.0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6666667" calcext:value-type="float">
            <text:p>35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3333333" calcext:value-type="float">
            <text:p>2.5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866666667" calcext:value-type="float">
            <text:p>3.8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3333333" calcext:value-type="float">
            <text:p>26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6666667" calcext:value-type="float">
            <text:p>24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56666667" calcext:value-type="float">
            <text:p>37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3279" calcext:value-type="float">
            <text:p>0.8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918" calcext:value-type="float">
            <text:p>11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6666667" calcext:value-type="float">
            <text:p>3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333333" calcext:value-type="float">
            <text:p>36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3333333" calcext:value-type="float">
            <text:p>26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666667" calcext:value-type="float">
            <text:p>22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3333333" calcext:value-type="float">
            <text:p>45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3333333" calcext:value-type="float">
            <text:p>26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666667" calcext:value-type="float">
            <text:p>0.5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377" calcext:value-type="float">
            <text:p>6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333333" calcext:value-type="float">
            <text:p>20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2951" calcext:value-type="float">
            <text:p>6.12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666667" calcext:value-type="float">
            <text:p>13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36666667" calcext:value-type="float">
            <text:p>42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37705" calcext:value-type="float">
            <text:p>4.7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3333333" calcext:value-type="float">
            <text:p>14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66666667" calcext:value-type="float">
            <text:p>6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81967" calcext:value-type="float">
            <text:p>5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53333333" calcext:value-type="float">
            <text:p>44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03333333" calcext:value-type="float">
            <text:p>42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666667" calcext:value-type="float">
            <text:p>22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3333333" calcext:value-type="float">
            <text:p>15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33333333" calcext:value-type="float">
            <text:p>42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66666667" calcext:value-type="float">
            <text:p>3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6666667" calcext:value-type="float">
            <text:p>12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6666667" calcext:value-type="float">
            <text:p>18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666667" calcext:value-type="float">
            <text:p>16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333333" calcext:value-type="float">
            <text:p>17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36666667" calcext:value-type="float">
            <text:p>41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5082" calcext:value-type="float">
            <text:p>5.4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83333333" calcext:value-type="float">
            <text:p>44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2951" calcext:value-type="float">
            <text:p>6.12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6666667" calcext:value-type="float">
            <text:p>35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6393" calcext:value-type="float">
            <text:p>3.01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6666667" calcext:value-type="float">
            <text:p>29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06666667" calcext:value-type="float">
            <text:p>42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53333333" calcext:value-type="float">
            <text:p>36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401639" calcext:value-type="float">
            <text:p>2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377" calcext:value-type="float">
            <text:p>12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4098" calcext:value-type="float">
            <text:p>3.2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6666667" calcext:value-type="float">
            <text:p>34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81967" calcext:value-type="float">
            <text:p>8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6721" calcext:value-type="float">
            <text:p>5.6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63333333" calcext:value-type="float">
            <text:p>40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333333" calcext:value-type="float">
            <text:p>21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3333333" calcext:value-type="float">
            <text:p>32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93443" calcext:value-type="float">
            <text:p>1.393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53333333" calcext:value-type="float">
            <text:p>44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6666667" calcext:value-type="float">
            <text:p>35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53333333" calcext:value-type="float">
            <text:p>39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4918" calcext:value-type="float">
            <text:p>9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18" calcext:value-type="float">
            <text:p>1.7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6666667" calcext:value-type="float">
            <text:p>41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6666667" calcext:value-type="float">
            <text:p>14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36666667" calcext:value-type="float">
            <text:p>42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6666667" calcext:value-type="float">
            <text:p>17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66666667" calcext:value-type="float">
            <text:p>40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8689" calcext:value-type="float">
            <text:p>5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6666667" calcext:value-type="float">
            <text:p>8.0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3333333" calcext:value-type="float">
            <text:p>1.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6666667" calcext:value-type="float">
            <text:p>13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3333333" calcext:value-type="float">
            <text:p>36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96666667" calcext:value-type="float">
            <text:p>33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3333333" calcext:value-type="float">
            <text:p>1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6666667" calcext:value-type="float">
            <text:p>29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6666667" calcext:value-type="float">
            <text:p>32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6666667" calcext:value-type="float">
            <text:p>8.3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333333" calcext:value-type="float">
            <text:p>17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3333333" calcext:value-type="float">
            <text:p>33.0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1967" calcext:value-type="float">
            <text:p>4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333333" calcext:value-type="float">
            <text:p>13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666667" calcext:value-type="float">
            <text:p>19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7705" calcext:value-type="float">
            <text:p>7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8361" calcext:value-type="float">
            <text:p>6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6666667" calcext:value-type="float">
            <text:p>40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3333333" calcext:value-type="float">
            <text:p>26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36066" calcext:value-type="float">
            <text:p>6.8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2951" calcext:value-type="float">
            <text:p>2.62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33333" calcext:value-type="float">
            <text:p>23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53333333" calcext:value-type="float">
            <text:p>36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90164" calcext:value-type="float">
            <text:p>2.09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32787" calcext:value-type="float">
            <text:p>7.0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6666667" calcext:value-type="float">
            <text:p>37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333333" calcext:value-type="float">
            <text:p>12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148" calcext:value-type="float">
            <text:p>6.13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6666667" calcext:value-type="float">
            <text:p>38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03333333" calcext:value-type="float">
            <text:p>36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3333333" calcext:value-type="float">
            <text:p>24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27869" calcext:value-type="float">
            <text:p>3.3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3333333" calcext:value-type="float">
            <text:p>9.0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31148" calcext:value-type="float">
            <text:p>6.13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666667" calcext:value-type="float">
            <text:p>38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39344" calcext:value-type="float">
            <text:p>8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3333333" calcext:value-type="float">
            <text:p>37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6666667" calcext:value-type="float">
            <text:p>36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45902" calcext:value-type="float">
            <text:p>6.2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3333333" calcext:value-type="float">
            <text:p>35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56666667" calcext:value-type="float">
            <text:p>39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0492" calcext:value-type="float">
            <text:p>0.7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7049" calcext:value-type="float">
            <text:p>7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3333333" calcext:value-type="float">
            <text:p>35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53333333" calcext:value-type="float">
            <text:p>31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13333333" calcext:value-type="float">
            <text:p>32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23" calcext:value-type="float">
            <text:p>0.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63934" calcext:value-type="float">
            <text:p>4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6666667" calcext:value-type="float">
            <text:p>33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06666667" calcext:value-type="float">
            <text:p>37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86666667" calcext:value-type="float">
            <text:p>28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3333333" calcext:value-type="float">
            <text:p>12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3333333" calcext:value-type="float">
            <text:p>35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8197" calcext:value-type="float">
            <text:p>6.5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6666667" calcext:value-type="float">
            <text:p>10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6557" calcext:value-type="float">
            <text:p>1.6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6666667" calcext:value-type="float">
            <text:p>35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66666667" calcext:value-type="float">
            <text:p>27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06666667" calcext:value-type="float">
            <text:p>35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77049" calcext:value-type="float">
            <text:p>3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333333" calcext:value-type="float">
            <text:p>1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86666667" calcext:value-type="float">
            <text:p>36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44262" calcext:value-type="float">
            <text:p>3.3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333333" calcext:value-type="float">
            <text:p>10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666667" calcext:value-type="float">
            <text:p>2.2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91803" calcext:value-type="float">
            <text:p>3.49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67213" calcext:value-type="float">
            <text:p>2.9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36666667" calcext:value-type="float">
            <text:p>36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6721" calcext:value-type="float">
            <text:p>6.1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6666667" calcext:value-type="float">
            <text:p>33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93333333" calcext:value-type="float">
            <text:p>34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3333333" calcext:value-type="float">
            <text:p>28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3333333" calcext:value-type="float">
            <text:p>35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66666667" calcext:value-type="float">
            <text:p>32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6666667" calcext:value-type="float">
            <text:p>16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22951" calcext:value-type="float">
            <text:p>3.62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33333333" calcext:value-type="float">
            <text:p>35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03333333" calcext:value-type="float">
            <text:p>33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86885" calcext:value-type="float">
            <text:p>4.7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666667" calcext:value-type="float">
            <text:p>14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3333333" calcext:value-type="float">
            <text:p>16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3333333" calcext:value-type="float">
            <text:p>12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88525" calcext:value-type="float">
            <text:p>2.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6666667" calcext:value-type="float">
            <text:p>9.7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721" calcext:value-type="float">
            <text:p>0.19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3333333" calcext:value-type="float">
            <text:p>31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36666667" calcext:value-type="float">
            <text:p>35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6666667" calcext:value-type="float">
            <text:p>27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6666667" calcext:value-type="float">
            <text:p>5.3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3333333" calcext:value-type="float">
            <text:p>33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33333333" calcext:value-type="float">
            <text:p>13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666667" calcext:value-type="float">
            <text:p>16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3333333" calcext:value-type="float">
            <text:p>34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16666667" calcext:value-type="float">
            <text:p>33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13333333" calcext:value-type="float">
            <text:p>34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6666667" calcext:value-type="float">
            <text:p>31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73333333" calcext:value-type="float">
            <text:p>29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96666667" calcext:value-type="float">
            <text:p>31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666667" calcext:value-type="float">
            <text:p>22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333333" calcext:value-type="float">
            <text:p>12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08197" calcext:value-type="float">
            <text:p>2.50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1639" calcext:value-type="float">
            <text:p>12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66666667" calcext:value-type="float">
            <text:p>6.4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2295" calcext:value-type="float">
            <text:p>2.26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333333" calcext:value-type="float">
            <text:p>23.4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83333333" calcext:value-type="float">
            <text:p>43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37705" calcext:value-type="float">
            <text:p>3.7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8852" calcext:value-type="float">
            <text:p>1.8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9508" calcext:value-type="float">
            <text:p>1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33333" calcext:value-type="float">
            <text:p>18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23" calcext:value-type="float">
            <text:p>0.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06557" calcext:value-type="float">
            <text:p>8.10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37705" calcext:value-type="float">
            <text:p>9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66666667" calcext:value-type="float">
            <text:p>41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3333333" calcext:value-type="float">
            <text:p>16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6666667" calcext:value-type="float">
            <text:p>12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666667" calcext:value-type="float">
            <text:p>23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93333333" calcext:value-type="float">
            <text:p>43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86885" calcext:value-type="float">
            <text:p>1.7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666667" calcext:value-type="float">
            <text:p>15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7377" calcext:value-type="float">
            <text:p>10.0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6666667" calcext:value-type="float">
            <text:p>39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3333333" calcext:value-type="float">
            <text:p>24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6666667" calcext:value-type="float">
            <text:p>21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7705" calcext:value-type="float">
            <text:p>7.23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3333333" calcext:value-type="float">
            <text:p>36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475" calcext:value-type="float">
            <text:p>10.8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9344" calcext:value-type="float">
            <text:p>11.1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3333333" calcext:value-type="float">
            <text:p>2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3333333" calcext:value-type="float">
            <text:p>14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918" calcext:value-type="float">
            <text:p>4.5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6666667" calcext:value-type="float">
            <text:p>5.9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6666667" calcext:value-type="float">
            <text:p>7.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6666667" calcext:value-type="float">
            <text:p>2.9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3333333" calcext:value-type="float">
            <text:p>24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713115" calcext:value-type="float">
            <text:p>2.71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262" calcext:value-type="float">
            <text:p>0.3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666667" calcext:value-type="float">
            <text:p>12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6666667" calcext:value-type="float">
            <text:p>2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66666667" calcext:value-type="float">
            <text:p>2.8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666667" calcext:value-type="float">
            <text:p>10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3333333" calcext:value-type="float">
            <text:p>16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3607" calcext:value-type="float">
            <text:p>9.48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6666667" calcext:value-type="float">
            <text:p>3.3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44262" calcext:value-type="float">
            <text:p>2.8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3333333" calcext:value-type="float">
            <text:p>37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29508" calcext:value-type="float">
            <text:p>5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6666667" calcext:value-type="float">
            <text:p>36.9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3333333" calcext:value-type="float">
            <text:p>11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3333333" calcext:value-type="float">
            <text:p>11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6666667" calcext:value-type="float">
            <text:p>18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6666667" calcext:value-type="float">
            <text:p>23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4754" calcext:value-type="float">
            <text:p>9.61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33333333" calcext:value-type="float">
            <text:p>2.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3333333" calcext:value-type="float">
            <text:p>32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03333333" calcext:value-type="float">
            <text:p>35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66666667" calcext:value-type="float">
            <text:p>39.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9672" calcext:value-type="float">
            <text:p>7.81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06666667" calcext:value-type="float">
            <text:p>40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3333333" calcext:value-type="float">
            <text:p>7.8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23333333" calcext:value-type="float">
            <text:p>36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86666667" calcext:value-type="float">
            <text:p>37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42623" calcext:value-type="float">
            <text:p>3.44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8689" calcext:value-type="float">
            <text:p>9.2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6666667" calcext:value-type="float">
            <text:p>25.7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47541" calcext:value-type="float">
            <text:p>4.1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5902" calcext:value-type="float">
            <text:p>2.2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1967" calcext:value-type="float">
            <text:p>6.0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78689" calcext:value-type="float">
            <text:p>7.2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333333" calcext:value-type="float">
            <text:p>11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36666667" calcext:value-type="float">
            <text:p>38.3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7377" calcext:value-type="float">
            <text:p>6.55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8361" calcext:value-type="float">
            <text:p>7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1148" calcext:value-type="float">
            <text:p>5.13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0164" calcext:value-type="float">
            <text:p>5.59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4262" calcext:value-type="float">
            <text:p>2.3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6666667" calcext:value-type="float">
            <text:p>30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803" calcext:value-type="float">
            <text:p>0.49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3333333" calcext:value-type="float">
            <text:p>35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33333333" calcext:value-type="float">
            <text:p>9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666667" calcext:value-type="float">
            <text:p>16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666667" calcext:value-type="float">
            <text:p>32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6666667" calcext:value-type="float">
            <text:p>26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3333333" calcext:value-type="float">
            <text:p>9.6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0164" calcext:value-type="float">
            <text:p>0.59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666667" calcext:value-type="float">
            <text:p>21.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9508" calcext:value-type="float">
            <text:p>3.22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3333333" calcext:value-type="float">
            <text:p>15.2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3333333" calcext:value-type="float">
            <text:p>0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049" calcext:value-type="float">
            <text:p>0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33333333" calcext:value-type="float">
            <text:p>3.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59" calcext:value-type="float">
            <text:p>0.5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4426" calcext:value-type="float">
            <text:p>2.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7541" calcext:value-type="float">
            <text:p>3.14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333333" calcext:value-type="float">
            <text:p>11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63333333" calcext:value-type="float">
            <text:p>36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3333333" calcext:value-type="float">
            <text:p>12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3333333" calcext:value-type="float">
            <text:p>32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01639" calcext:value-type="float">
            <text:p>1.9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3934" calcext:value-type="float">
            <text:p>5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3333333" calcext:value-type="float">
            <text:p>27.4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3333333" calcext:value-type="float">
            <text:p>16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0328" calcext:value-type="float">
            <text:p>5.18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666667" calcext:value-type="float">
            <text:p>15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3333333" calcext:value-type="float">
            <text:p>24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61" calcext:value-type="float">
            <text:p>2.098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3934" calcext:value-type="float">
            <text:p>4.16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3333333" calcext:value-type="float">
            <text:p>32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666667" calcext:value-type="float">
            <text:p>11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666667" calcext:value-type="float">
            <text:p>3.4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6666667" calcext:value-type="float">
            <text:p>25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6666667" calcext:value-type="float">
            <text:p>33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33333333" calcext:value-type="float">
            <text:p>28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.26666667" calcext:value-type="float">
            <text:p>31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3333333" calcext:value-type="float">
            <text:p>33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7869" calcext:value-type="float">
            <text:p>0.32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3333333" calcext:value-type="float">
            <text:p>3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666667" calcext:value-type="float">
            <text:p>20.5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6666667" calcext:value-type="float">
            <text:p>25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83333333" calcext:value-type="float">
            <text:p>26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1475" calcext:value-type="float">
            <text:p>1.3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06666667" calcext:value-type="float">
            <text:p>30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3333333" calcext:value-type="float">
            <text:p>29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333333" calcext:value-type="float">
            <text:p>11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666667" calcext:value-type="float">
            <text:p>12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3333333" calcext:value-type="float">
            <text:p>1.8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3333333" calcext:value-type="float">
            <text:p>4.9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6666667" calcext:value-type="float">
            <text:p>30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56666667" calcext:value-type="float">
            <text:p>25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666667" calcext:value-type="float">
            <text:p>12.3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6666667" calcext:value-type="float">
            <text:p>31.2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16666667" calcext:value-type="float">
            <text:p>30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63333333" calcext:value-type="float">
            <text:p>29.6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3333333" calcext:value-type="float">
            <text:p>21.2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33333333" calcext:value-type="float">
            <text:p>9.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333333" calcext:value-type="float">
            <text:p>11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3333333" calcext:value-type="float">
            <text:p>31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33333333" calcext:value-type="float">
            <text:p>2.5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7049" calcext:value-type="float">
            <text:p>1.37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3333333" calcext:value-type="float">
            <text:p>29.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6666667" calcext:value-type="float">
            <text:p>23.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66666667" calcext:value-type="float">
            <text:p>1.2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3333333" calcext:value-type="float">
            <text:p>7.8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3333333" calcext:value-type="float">
            <text:p>4.1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63333333" calcext:value-type="float">
            <text:p>23.6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333333" calcext:value-type="float">
            <text:p>23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33333333" calcext:value-type="float">
            <text:p>1.4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3333333" calcext:value-type="float">
            <text:p>7.0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81967" calcext:value-type="float">
            <text:p>8.58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6666667" calcext:value-type="float">
            <text:p>26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4098" calcext:value-type="float">
            <text:p>6.2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3333333" calcext:value-type="float">
            <text:p>39.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4426" calcext:value-type="float">
            <text:p>0.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666667" calcext:value-type="float">
            <text:p>17.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70492" calcext:value-type="float">
            <text:p>8.27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39344" calcext:value-type="float">
            <text:p>5.63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5082" calcext:value-type="float">
            <text:p>7.4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666667" calcext:value-type="float">
            <text:p>1.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53333333" calcext:value-type="float">
            <text:p>40.5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6666667" calcext:value-type="float">
            <text:p>22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3333333" calcext:value-type="float">
            <text:p>23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36066" calcext:value-type="float">
            <text:p>3.8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6666667" calcext:value-type="float">
            <text:p>26.9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36066" calcext:value-type="float">
            <text:p>11.33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2459" calcext:value-type="float">
            <text:p>5.35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53333333" calcext:value-type="float">
            <text:p>36.5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33333333" calcext:value-type="float">
            <text:p>7.4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6666667" calcext:value-type="float">
            <text:p>22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93443" calcext:value-type="float">
            <text:p>1.393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6666667" calcext:value-type="float">
            <text:p>38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3333333" calcext:value-type="float">
            <text:p>35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3333333" calcext:value-type="float">
            <text:p>17.7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666667" calcext:value-type="float">
            <text:p>0.4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6666667" calcext:value-type="float">
            <text:p>15.0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40984" calcext:value-type="float">
            <text:p>1.04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3333333" calcext:value-type="float">
            <text:p>5.2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3333333" calcext:value-type="float">
            <text:p>62.1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46666667" calcext:value-type="float">
            <text:p>42.4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78689" calcext:value-type="float">
            <text:p>5.77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6666667" calcext:value-type="float">
            <text:p>8.0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6666667" calcext:value-type="float">
            <text:p>10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68852" calcext:value-type="float">
            <text:p>38.3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83333333" calcext:value-type="float">
            <text:p>49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8852" calcext:value-type="float">
            <text:p>3.8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4098" calcext:value-type="float">
            <text:p>19.754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3333333" calcext:value-type="float">
            <text:p>28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3333333" calcext:value-type="float">
            <text:p>9.6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26666667" calcext:value-type="float">
            <text:p>64.2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4426" calcext:value-type="float">
            <text:p>9.4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6666667" calcext:value-type="float">
            <text:p>48.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45902" calcext:value-type="float">
            <text:p>3.24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4426" calcext:value-type="float">
            <text:p>2.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01639" calcext:value-type="float">
            <text:p>10.40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918" calcext:value-type="float">
            <text:p>5.0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6666667" calcext:value-type="float">
            <text:p>31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3333333" calcext:value-type="float">
            <text:p>30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6666667" calcext:value-type="float">
            <text:p>4.56666666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3T10:00:37.213274103</dc:date>
    <meta:document-statistic meta:table-count="1" meta:cell-count="4806" meta:object-count="0"/>
    <meta:generator>LibreOffice/4.2.8.2$Linux_X86_64 LibreOffice_project/420m0$Build-2</meta:generator>
  </office:meta>
</office:document-meta>
</file>